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officeooo:paragraph-rsid="00c20b50"/>
    </style:style>
    <style:style style:name="P2" style:family="paragraph" style:parent-style-name="Standard">
      <style:text-properties fo:font-size="18pt" officeooo:rsid="00c28cbe" officeooo:paragraph-rsid="00c28cbe"/>
    </style:style>
    <style:style style:name="P3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28cbe" officeooo:paragraph-rsid="0029ba73" style:font-size-asian="20pt" style:font-weight-asian="bold" style:font-size-complex="20pt" style:font-weight-complex="bold"/>
    </style:style>
    <style:style style:name="P4" style:family="paragraph" style:parent-style-name="Standard">
      <style:text-properties officeooo:rsid="00c28cbe" officeooo:paragraph-rsid="00c20b50"/>
    </style:style>
    <style:style style:name="P5" style:family="paragraph" style:parent-style-name="Standard">
      <style:text-properties officeooo:paragraph-rsid="00c609f9"/>
    </style:style>
    <style:style style:name="P6" style:family="paragraph" style:parent-style-name="Standard">
      <style:text-properties fo:font-size="18pt" officeooo:rsid="00c28cbe" officeooo:paragraph-rsid="00c609f9"/>
    </style:style>
    <style:style style:name="P7" style:family="paragraph" style:parent-style-name="Standard">
      <style:text-properties officeooo:paragraph-rsid="00c28cbe"/>
    </style:style>
    <style:style style:name="T1" style:family="text">
      <style:text-properties officeooo:rsid="00c20b50"/>
    </style:style>
    <style:style style:name="T2" style:family="text">
      <style:text-properties fo:font-size="18pt" officeooo:rsid="00c28cbe"/>
    </style:style>
    <style:style style:name="T3" style:family="text">
      <style:text-properties fo:font-size="18pt" officeooo:rsid="00c609f9"/>
    </style:style>
    <style:style style:name="T4" style:family="text">
      <style:text-properties officeooo:rsid="00c609f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riangles isométriques</text:p>
      <text:p text:style-name="Standard"/>
      <text:p text:style-name="P7"><text:span text:style-name="T2"/></text:p>
      <text:p text:style-name="P7"><text:span text:style-name="T2">Définition</text:span></text:p>
      <text:p text:style-name="P2">oral <text:span text:style-name="T4">p177</text:span> : 16, 18, 19, 24, <text:s text:c="6"/><text:span text:style-name="T4">p179 : </text:span>28, 30</text:p>
      <text:p text:style-name="P6"><text:span text:style-name="T4">p177</text:span> : 20</text:p>
      <text:p text:style-name="Standard"/>
      <text:p text:style-name="Standard"/>
      <text:p text:style-name="P2">Cas d’égalités</text:p>
      <text:p text:style-name="P4">oral <text:span text:style-name="T4">p176</text:span> : 5, 6, 7, 9, <text:s text:c="6"/><text:span text:style-name="T4">p178 : </text:span>32</text:p>
      <text:p text:style-name="P5"><text:span text:style-name="T2">démonstrations</text:span><text:span text:style-name="T1"> : </text:span></text:p>
      <text:p text:style-name="P5"><text:span text:style-name="T3">p175 : </text:span><text:span text:style-name="T2">3</text:span></text:p>
      <text:p text:style-name="P5"><text:span text:style-name="T3">p177 : </text:span><text:span text:style-name="T2">27</text:span></text:p>
      <text:p text:style-name="P5"><text:span text:style-name="T3">p179 :</text:span><text:span text:style-name="T2"> 29, 31, 33, 34, 35, 36, 37</text:span></text:p>
      <text:p text:style-name="P5"><text:span text:style-name="T3">p179 :</text:span><text:span text:style-name="T2"> 41, 42, 43, 44</text:span></text:p>
      <text:p text:style-name="P5"><text:span text:style-name="T2">p</text:span><text:span text:style-name="T3">180 :</text:span><text:span text:style-name="T2"> 47</text:span></text:p>
      <text:p text:style-name="P5"><text:span text:style-name="T3">p183 :</text:span><text:span text:style-name="T2"> 57, 59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3H10M43S</meta:editing-duration>
    <meta:editing-cycles>152</meta:editing-cycles>
    <meta:generator>LibreOffice/7.3.7.2$Linux_X86_64 LibreOffice_project/30$Build-2</meta:generator>
    <meta:initial-creator>Véronique et Thibaud FONTANET</meta:initial-creator>
    <dc:date>2024-08-14T18:46:43.411289217</dc:date>
    <meta:print-date>2021-01-04T09:36:06.738044778</meta:print-date>
    <meta:document-statistic meta:table-count="0" meta:image-count="0" meta:object-count="0" meta:page-count="1" meta:paragraph-count="13" meta:word-count="59" meta:character-count="251" meta:non-whitespace-character-count="192"/>
  </office:meta>
</office:document-meta>
</file>